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FA0000067F284D81C755D3A7EF.png" manifest:media-type="image/png"/>
  <manifest:file-entry manifest:full-path="Pictures/10000201000002D0000003460536603CDFA896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63cm, 1.41cm, 0.949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098cm, 1.788cm, 2.821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drawing>
      <draw:page draw:name="page1" draw:style-name="dp1" draw:master-page-name="Default">
        <draw:frame draw:name="Picture 1" draw:style-name="gr1" draw:text-style-name="P1" draw:layer="layout" svg:width="6.485cm" svg:height="8.763cm" svg:x="17.416cm" svg:y="6.731cm">
          <draw:image xlink:href="Pictures/10000201000002D0000003460536603CDFA89687.png" xlink:type="simple" xlink:show="embed" xlink:actuate="onLoad" loext:mime-type="image/png">
            <text:p/>
          </draw:image>
        </draw:frame>
        <draw:frame draw:name="Picture 2" draw:style-name="gr2" draw:text-style-name="P1" draw:layer="layout" svg:width="9.362cm" svg:height="8.461cm" svg:x="3.556cm" svg:y="6.731cm">
          <draw:image xlink:href="Pictures/10000201000008FA0000067F284D81C755D3A7E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254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2:49:24.882125097</meta:creation-date>
    <dc:date>2021-03-18T12:56:11.724578975</dc:date>
    <meta:editing-duration>PT3M54S</meta:editing-duration>
    <meta:editing-cycles>1</meta:editing-cycles>
    <meta:document-statistic meta:object-count="2"/>
    <meta:generator>LibreOffice/6.4.6.2$Linux_X86_64 LibreOffice_project/40$Build-2</meta:generator>
  </office:meta>
</office:document-meta>
</file>